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style:font-family-generic="modern" style:font-pitch="variable"/>
    <style:font-face style:name="Mercury Text G2 Semibold1"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Table3" style:family="table">
      <style:table-properties style:width="3.6875in" fo:margin-left="-0.0007in" fo:margin-top="0in" fo:margin-bottom="0in" table:align="left" style:may-break-between-rows="false" style:writing-mode="lr-tb"/>
    </style:style>
    <style:style style:name="Table3.A" style:family="table-column">
      <style:table-column-properties style:column-width="3.6875in"/>
    </style:style>
    <style:style style:name="Table3.1" style:family="table-row">
      <style:table-row-properties style:min-row-height="1.1667in" fo:keep-together="auto"/>
    </style:style>
    <style:style style:name="Table3.A1" style:family="table-cell">
      <style:table-cell-properties fo:padding="0.0694in" fo:border="1pt solid #980000"/>
    </style:style>
    <style:style style:name="Table2" style:family="table">
      <style:table-properties style:width="3.6875in" fo:margin-left="-0.0007in" fo:margin-top="0in" fo:margin-bottom="0.0201in"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officeooo:paragraph-rsid="002c7c36"/>
    </style:style>
    <style:style style:name="P4" style:family="paragraph" style:parent-style-name="Exalted">
      <style:text-properties fo:language="en" fo:country="US" officeooo:rsid="002ec313" officeooo:paragraph-rsid="002ec313"/>
    </style:style>
    <style:style style:name="P5" style:family="paragraph" style:parent-style-name="Exalted">
      <style:text-properties officeooo:rsid="002ec313" officeooo:paragraph-rsid="002f8e62"/>
    </style:style>
    <style:style style:name="P6" style:family="paragraph" style:parent-style-name="Exalted">
      <style:text-properties style:use-window-font-color="true" loext:opacity="0%" style:font-name="Times New Roman" fo:font-size="10pt" fo:font-style="normal" officeooo:rsid="003240f3" officeooo:paragraph-rsid="003240f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7" style:family="paragraph" style:parent-style-name="Exalted">
      <style:paragraph-properties fo:text-align="start" style:justify-single-word="false"/>
      <style:text-properties style:use-window-font-color="true" loext:opacity="0%" style:font-name="Times New Roman" fo:font-size="10pt" fo:font-style="normal" officeooo:rsid="003240f3" officeooo:paragraph-rsid="003240f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8" style:family="paragraph" style:parent-style-name="Exalted">
      <style:text-properties style:use-window-font-color="true" loext:opacity="0%" style:font-name="Times New Roman" fo:font-size="10pt" fo:font-style="normal" fo:font-weight="normal" officeooo:rsid="003240f3" officeooo:paragraph-rsid="003240f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9" style:family="paragraph" style:parent-style-name="Exalted">
      <style:text-properties style:use-window-font-color="true" loext:opacity="0%" style:font-name="Times New Roman" fo:font-size="10pt" officeooo:rsid="00332c9e" officeooo:paragraph-rsid="00332c9e" style:letter-kerning="false" style:font-name-asian="Spectral1" style:font-size-asian="10pt" style:language-asian="zh" style:country-asian="CN" style:font-name-complex="Spectral1" style:font-size-complex="10pt" style:language-complex="hi" style:country-complex="IN"/>
    </style:style>
    <style:style style:name="P10" style:family="paragraph" style:parent-style-name="Exalted">
      <style:text-properties style:use-window-font-color="true" loext:opacity="0%" style:font-name="Times New Roman" fo:font-size="10pt" officeooo:rsid="0033d806" officeooo:paragraph-rsid="0033d806" style:letter-kerning="false" style:font-name-asian="Spectral1" style:font-size-asian="10pt" style:language-asian="zh" style:country-asian="CN" style:font-name-complex="Spectral1" style:font-size-complex="10pt" style:language-complex="hi" style:country-complex="IN"/>
    </style:style>
    <style:style style:name="P11" style:family="paragraph" style:parent-style-name="Exalted">
      <style:text-properties style:use-window-font-color="true" loext:opacity="0%" style:font-name="Times New Roman" fo:font-size="10pt" fo:font-weight="normal" officeooo:rsid="004ef10c" officeooo:paragraph-rsid="004ef10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2" style:family="paragraph" style:parent-style-name="Exalted">
      <style:text-properties officeooo:rsid="0032dec3" officeooo:paragraph-rsid="0032dec3"/>
    </style:style>
    <style:style style:name="P13" style:family="paragraph" style:parent-style-name="Heading_20_4">
      <style:text-properties officeooo:rsid="0032dec3" officeooo:paragraph-rsid="0032dec3"/>
    </style:style>
    <style:style style:name="P14" style:family="paragraph" style:parent-style-name="Exalted">
      <style:text-properties officeooo:rsid="00332c9e" officeooo:paragraph-rsid="00332c9e"/>
    </style:style>
    <style:style style:name="P15" style:family="paragraph" style:parent-style-name="Exalted">
      <style:text-properties officeooo:rsid="0033d806" officeooo:paragraph-rsid="0033d806"/>
    </style:style>
    <style:style style:name="P16" style:family="paragraph" style:parent-style-name="Heading_20_4">
      <style:text-properties officeooo:rsid="0033d806" officeooo:paragraph-rsid="0033d806"/>
    </style:style>
    <style:style style:name="P17" style:family="paragraph" style:parent-style-name="Exalted">
      <style:text-properties officeooo:paragraph-rsid="0034e3cf"/>
    </style:style>
    <style:style style:name="P18" style:family="paragraph" style:parent-style-name="Exalted">
      <style:text-properties fo:font-weight="bold" officeooo:rsid="0034e3cf" officeooo:paragraph-rsid="0034e3cf" style:font-weight-asian="bold" style:font-weight-complex="bold"/>
    </style:style>
    <style:style style:name="P19" style:family="paragraph" style:parent-style-name="Exalted">
      <style:text-properties fo:font-weight="bold" officeooo:rsid="00422312" officeooo:paragraph-rsid="00463483" style:font-weight-asian="bold" style:font-weight-complex="bold"/>
    </style:style>
    <style:style style:name="P20" style:family="paragraph" style:parent-style-name="Exalted">
      <style:text-properties fo:font-weight="bold" style:font-weight-asian="bold" style:font-weight-complex="bold"/>
    </style:style>
    <style:style style:name="P21" style:family="paragraph" style:parent-style-name="Sidebar">
      <style:text-properties officeooo:paragraph-rsid="0030b4f5"/>
    </style:style>
    <style:style style:name="P22" style:family="paragraph" style:parent-style-name="Sidebar">
      <style:text-properties officeooo:rsid="003240f3" officeooo:paragraph-rsid="003240f3"/>
    </style:style>
    <style:style style:name="P23" style:family="paragraph" style:parent-style-name="Standard">
      <style:text-properties officeooo:paragraph-rsid="00347af4"/>
    </style:style>
    <style:style style:name="P24" style:family="paragraph" style:parent-style-name="Exalted">
      <style:text-properties fo:font-style="normal" officeooo:rsid="002ec313" officeooo:paragraph-rsid="0034e3cf" style:font-style-asian="normal" style:font-style-complex="normal"/>
    </style:style>
    <style:style style:name="P25" style:family="paragraph" style:parent-style-name="Standard">
      <style:text-properties fo:font-style="normal" officeooo:rsid="0030578a" officeooo:paragraph-rsid="0030b4f5" style:font-style-asian="normal" style:font-style-complex="normal"/>
    </style:style>
    <style:style style:name="P26" style:family="paragraph" style:parent-style-name="Exalted">
      <style:text-properties fo:font-weight="normal" officeooo:rsid="003aed89" officeooo:paragraph-rsid="003aed89" style:font-weight-asian="normal" style:font-weight-complex="normal"/>
    </style:style>
    <style:style style:name="P27" style:family="paragraph" style:parent-style-name="Exalted">
      <style:text-properties fo:font-weight="normal" officeooo:rsid="003e4695" officeooo:paragraph-rsid="003e4695" style:font-weight-asian="normal" style:font-weight-complex="normal"/>
    </style:style>
    <style:style style:name="P28" style:family="paragraph" style:parent-style-name="Exalted">
      <style:text-properties officeooo:paragraph-rsid="00463483"/>
    </style:style>
    <style:style style:name="P29" style:family="paragraph" style:parent-style-name="Exalted">
      <style:text-properties officeooo:paragraph-rsid="004ef10c"/>
    </style:style>
    <style:style style:name="P30" style:family="paragraph" style:parent-style-name="Sidebar">
      <style:text-properties officeooo:rsid="0040dfd6" officeooo:paragraph-rsid="0040dfd6"/>
    </style:style>
    <style:style style:name="P31" style:family="paragraph" style:parent-style-name="Sidebar">
      <style:text-properties officeooo:rsid="00422312" officeooo:paragraph-rsid="00422312"/>
    </style:style>
    <style:style style:name="P32" style:family="paragraph" style:parent-style-name="Sidebar">
      <style:text-properties officeooo:rsid="00441d12" officeooo:paragraph-rsid="00441d12"/>
    </style:style>
    <style:style style:name="P33" style:family="paragraph" style:parent-style-name="Sidebar">
      <style:text-properties officeooo:rsid="0047d50e" officeooo:paragraph-rsid="0047d50e"/>
    </style:style>
    <style:style style:name="P34"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03e4695" officeooo:paragraph-rsid="003e4695"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5" style:family="paragraph" style:parent-style-name="Standard">
      <style:text-properties officeooo:rsid="003e723b" officeooo:paragraph-rsid="003e723b"/>
    </style:style>
    <style:style style:name="P36" style:family="paragraph">
      <style:text-properties style:language-asian="zh" style:country-asian="CN" style:language-complex="hi" style:country-complex="IN"/>
    </style:style>
    <style:style style:name="P37" style:family="paragraph" style:parent-style-name="Exalted">
      <style:text-properties style:use-window-font-color="true" loext:opacity="0%" style:font-name="Times New Roman" fo:font-size="10pt" fo:font-weight="normal" officeooo:rsid="003e4695" officeooo:paragraph-rsid="003e469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8" style:family="paragraph" style:parent-style-name="Heading_20_3">
      <style:text-properties officeooo:rsid="002ec313" officeooo:paragraph-rsid="002ec313"/>
    </style:style>
    <style:style style:name="P39" style:family="paragraph" style:parent-style-name="Heading_20_3">
      <style:paragraph-properties fo:break-before="column"/>
      <style:text-properties officeooo:rsid="0032dec3" officeooo:paragraph-rsid="0032dec3"/>
    </style:style>
    <style:style style:name="P40" style:family="paragraph" style:parent-style-name="Heading_20_3">
      <style:text-properties fo:font-variant="small-caps" fo:color="#111111" loext:opacity="100%" style:text-outline="false" style:font-name="Mercury Text G2 Semibold" fo:font-size="14pt" fo:font-style="normal" fo:text-shadow="none" fo:font-weight="normal" officeooo:rsid="004dfb80" officeooo:paragraph-rsid="004dfb80"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41" style:family="paragraph" style:parent-style-name="Heading_20_3">
      <style:text-properties officeooo:paragraph-rsid="00463483"/>
    </style:style>
    <style:style style:name="P42" style:family="paragraph" style:parent-style-name="Heading_20_3">
      <style:paragraph-properties fo:break-before="column"/>
      <style:text-properties officeooo:paragraph-rsid="0034e3cf"/>
    </style:style>
    <style:style style:name="P43" style:family="paragraph" style:parent-style-name="Heading_20_3">
      <style:text-properties officeooo:paragraph-rsid="0034e3cf"/>
    </style:style>
    <style:style style:name="T1" style:family="text">
      <style:text-properties fo:language="en" fo:country="US"/>
    </style:style>
    <style:style style:name="T2" style:family="text">
      <style:text-properties fo:language="en" fo:country="US" style:language-asian="zh" style:country-asian="CN" style:language-complex="hi" style:country-complex="IN"/>
    </style:style>
    <style:style style:name="T3" style:family="text">
      <style:text-properties fo:font-weight="bold" style:font-weight-asian="bold" style:font-weight-complex="bold"/>
    </style:style>
    <style:style style:name="T4" style:family="text">
      <style:text-properties fo:font-weight="bold" officeooo:rsid="002c7c36" style:font-weight-asian="bold" style:font-weight-complex="bold"/>
    </style:style>
    <style:style style:name="T5" style:family="text">
      <style:text-properties fo:font-weight="bold" officeooo:rsid="0030578a" style:font-weight-asian="bold" style:font-weight-complex="bold"/>
    </style:style>
    <style:style style:name="T6" style:family="text">
      <style:text-properties fo:font-weight="bold" officeooo:rsid="00441d12"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d16fc" style:font-weight-asian="normal" style:font-weight-complex="normal"/>
    </style:style>
    <style:style style:name="T9" style:family="text">
      <style:text-properties fo:font-weight="normal" officeooo:rsid="002c7c36" style:font-weight-asian="normal" style:font-weight-complex="normal"/>
    </style:style>
    <style:style style:name="T10" style:family="text">
      <style:text-properties fo:font-weight="normal" officeooo:rsid="0030578a" style:font-weight-asian="normal" style:font-weight-complex="normal"/>
    </style:style>
    <style:style style:name="T11" style:family="text">
      <style:text-properties fo:font-weight="normal" officeooo:rsid="0033d806" style:font-weight-asian="normal" style:font-weight-complex="normal"/>
    </style:style>
    <style:style style:name="T12" style:family="text">
      <style:text-properties fo:font-weight="normal" officeooo:rsid="00441d12" style:font-weight-asian="normal" style:font-weight-complex="normal"/>
    </style:style>
    <style:style style:name="T13" style:family="text">
      <style:text-properties fo:font-weight="normal" officeooo:rsid="004dfb80" style:language-asian="zh" style:country-asian="CN" style:font-weight-asian="normal" style:language-complex="hi" style:country-complex="IN" style:font-weight-complex="normal"/>
    </style:style>
    <style:style style:name="T14"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officeooo:rsid="003bc9eb"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officeooo:rsid="003c6c9c"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officeooo:rsid="003e4695"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officeooo:rsid="003e723b"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officeooo:rsid="0040dfd6"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officeooo:rsid="00414fe2"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officeooo:rsid="00422312"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officeooo:rsid="0044539a"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fo:font-weight="normal" officeooo:rsid="003aed8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4" style:family="text">
      <style:text-properties style:use-window-font-color="true" loext:opacity="0%" style:font-name="Times New Roman" fo:font-size="10pt" fo:font-weight="normal" officeooo:rsid="003bc9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5" style:family="text">
      <style:text-properties style:use-window-font-color="true" loext:opacity="0%" style:font-name="Times New Roman" fo:font-size="10pt" fo:font-weight="normal" officeooo:rsid="004ef10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6" style:family="text">
      <style:text-properties style:use-window-font-color="true" loext:opacity="0%" style:font-name="Times New Roman" fo:font-size="10pt" fo:font-weight="normal" officeooo:rsid="00500a2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 style:family="text">
      <style:text-properties style:use-window-font-color="true" loext:opacity="0%" style:font-name="Times New Roman" fo:font-size="10pt" fo:language="en" fo:country="none" fo:font-style="normal" style:text-underline-style="none" fo:font-weight="normal" officeooo:rsid="00414fe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8" style:family="text">
      <style:text-properties style:use-window-font-color="true" loext:opacity="0%" style:font-name="Times New Roman" fo:font-size="10pt" fo:font-style="normal" officeooo:rsid="004c04b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 style:family="text">
      <style:text-properties officeooo:rsid="002c7c36"/>
    </style:style>
    <style:style style:name="T30" style:family="text">
      <style:text-properties fo:font-style="italic"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normal" officeooo:rsid="002f8e62" style:font-style-asian="normal" style:font-style-complex="normal"/>
    </style:style>
    <style:style style:name="T33" style:family="text">
      <style:text-properties fo:font-style="normal" officeooo:rsid="003240f3" style:font-style-asian="normal" style:font-style-complex="normal"/>
    </style:style>
    <style:style style:name="T34" style:family="text">
      <style:text-properties fo:font-style="normal" officeooo:rsid="00422312" style:font-style-asian="normal" style:font-style-complex="normal"/>
    </style:style>
    <style:style style:name="T35" style:family="text">
      <style:text-properties fo:font-style="normal" officeooo:rsid="004c04bc" style:font-style-asian="normal" style:font-style-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bold" officeooo:rsid="00485f90" style:font-style-asian="normal" style:font-weight-asian="bold" style:font-style-complex="normal" style:font-weight-complex="bold"/>
    </style:style>
    <style:style style:name="T38" style:family="text">
      <style:text-properties officeooo:rsid="0030578a"/>
    </style:style>
    <style:style style:name="T39" style:family="text">
      <style:text-properties officeooo:rsid="003240f3"/>
    </style:style>
    <style:style style:name="T40" style:family="text">
      <style:text-properties officeooo:rsid="0033d806"/>
    </style:style>
    <style:style style:name="T41" style:family="text">
      <style:text-properties officeooo:rsid="003bc9eb"/>
    </style:style>
    <style:style style:name="T42" style:family="text">
      <style:text-properties officeooo:rsid="003e4695"/>
    </style:style>
    <style:style style:name="T43" style:family="text">
      <style:text-properties style:language-asian="zh" style:country-asian="CN" style:language-complex="hi" style:country-complex="IN"/>
    </style:style>
    <style:style style:name="T44" style:family="text">
      <style:text-properties officeooo:rsid="004dfb80" style:language-asian="zh" style:country-asian="CN" style:language-complex="hi" style:country-complex="IN"/>
    </style:style>
    <style:style style:name="T45" style:family="text">
      <style:text-properties officeooo:rsid="003f522d"/>
    </style:style>
    <style:style style:name="T46" style:family="text">
      <style:text-properties officeooo:rsid="00463483"/>
    </style:style>
    <style:style style:name="T47" style:family="text">
      <style:text-properties officeooo:rsid="00500a22"/>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orcery</text:h>
      <text:section text:style-name="Sect1" text:name="Section1">
        <text:p text:style-name="P3"><text:span text:style-name="T29">Sorcery is an extension of the </text:span><text:span text:style-name="T4">Occult</text:span><text:span text:style-name="T9"> Ability. </text:span><text:span text:style-name="T8">It is the </text:span>manipulation and control of the flows of Essence of the world, rather than their internal flows. Instead of Charms, Sorcery relies on ritualistic, exact recantations called Spells to enact the power upon the world.</text:p>
        <text:p text:style-name="P4">Spells are different than charms, as they are <text:span text:style-name="T3">exact, classified</text:span><text:span text:style-name="T7">, and </text:span><text:span text:style-name="T3">known by name.</text:span><text:span text:style-name="T7"> <text:s/>Charms are simply descriptions of things the Exalted naturally gravitate towards—Spells are ritualistic, prescribed motions that bring about the same result </text:span><text:span text:style-name="T11">that must be learned</text:span><text:span text:style-name="T7">. Only the most skilled of Sorcerers can even make aesthetic changes to the spells they perform.</text:span></text:p>
        <text:p text:style-name="P4"><text:span text:style-name="T7">The three levels of Spells are classified and known in the world of Creation and have many names depending on the tradition and culture of the sorcerer. The most widely known an accepted is </text:span><text:span text:style-name="T3">Emerald</text:span><text:span text:style-name="T7">, </text:span><text:span text:style-name="T3">Sapphire</text:span><text:span text:style-name="T7">, and </text:span><text:span text:style-name="T3">Adamant</text:span><text:span text:style-name="T7"> to represent Lesser, Greater, and Capstone, respectively. </text:span><text:span text:style-name="T10">Another is </text:span><text:span text:style-name="T5">First, Second</text:span><text:span text:style-name="T10">, and </text:span><text:span text:style-name="T5">Third</text:span><text:span text:style-name="T10"> Circles of sorcery, and yet another is </text:span><text:span text:style-name="T5">Terrestrial, Celestial</text:span><text:span text:style-name="T10">, and </text:span><text:span text:style-name="T5">Solar.</text:span></text:p>
        <text:h text:style-name="P38" text:outline-level="3">Initiations</text:h>
        <text:p text:style-name="P5">All Exalts have the <text:span text:style-name="T30">potential</text:span><text:span text:style-name="T31"> to become a Sorcerer, but they still need to be initiated into the arts by some sort of mentor. <text:s/>A Player should be able to point to a specific Merit t</text:span><text:span text:style-name="T32">heir character has as a source of their training, such as an Ally, </text:span><text:span text:style-name="T33">or one of their starting Facts.</text:span></text:p>
        <text:p text:style-name="P6"><text:span text:style-name="T38">T</text:span>ypically, when advancing to the <text:span text:style-name="T3">Greater</text:span><text:span text:style-name="T7"> and </text:span><text:span text:style-name="T3">Capstone</text:span><text:span text:style-name="T7"> Spells, their mentor will require a </text:span><text:span text:style-name="T3">Task</text:span><text:span text:style-name="T7"> to be performed. The mentor must ask the Exalt to undertake something they find difficult in order to find a deeper enlightenment and understanding of themselves before they are allowed such power over the world.</text:span></text:p>
        <text:p text:style-name="P7"><text:span text:style-name="T7">Access to the </text:span><text:span text:style-name="T3">Greater Level</text:span><text:span text:style-name="T7"> has a repercussion to the character for years on end, changing how they view life and themselves. The </text:span><text:span text:style-name="T3">Capstone Level</text:span><text:span text:style-name="T7"> Task will have a permanent change to their character.</text:span></text:p>
        <text:p text:style-name="P8">These tasks could be any such as sacrificing a cherished item, scaling a cliff devoid of their exalted powers, or facing their greatest fear.</text:p>
        <table:table table:name="Table3" table:style-name="Table3">
          <table:table-column table:style-name="Table3.A"/>
          <table:table-row table:style-name="Table3.1">
            <table:table-cell table:style-name="Table3.A1" office:value-type="string">
              <text:p text:style-name="Sidebar_20_Heading">Raksi and the Third Circle</text:p>
              <text:p text:style-name="P21">By all accounts, <text:span text:style-name="T39">the elder Lunar </text:span>Raksi should be a Third Circle Sorcerer—<text:span text:style-name="T39">she has all the training and ambition to do so.</text:span></text:p>
              <text:p text:style-name="P22">However, she has stubbornly refused to complete her Task—the moment she saw what was required, she balked at and immediately vowed to find another way. Which is, of course, impossible.</text:p>
              <text:p text:style-name="P22">However, if there was ever one who could break that impossibility, it would be Raksi, and should she ever find such a way, it would be a terrible day for the foundations of Creation as it is known.</text:p>
            </table:table-cell>
          </table:table-row>
        </table:table>
        <text:p text:style-name="P25"/>
        <text:h text:style-name="P39" text:outline-level="3">Sources of Sorcery</text:h>
        <text:p text:style-name="P12">The simplest way to be taught sorcery would <text:span text:style-name="T14">be to be mentored by an Exalted Sorcerer. But they are few and far between, and are often far too wrapped up in own devices to mentor others. It is fortunate that there are plenty of alternate mentors that may show up.</text:span></text:p>
        <text:p text:style-name="P9">It is important to note that the source of Sorcery may train others in levels past what they themselves have reached. A Mortal Sorceror steeped in the Emerald Circle may induct a Solar into the Adamant Circle.</text:p>
        <text:p text:style-name="P13">Gods, Elementals, and Demons</text:p>
        <text:p text:style-name="P14">As the original tutors of Sorcery, the various Spirits <text:span text:style-name="T40">of the world</text:span> may be willing to <text:span text:style-name="T40">do so again—though they are far more reluctant to do so since the Age of Glory.</text:span></text:p>
        <text:p text:style-name="P15">More often than not, being trained by a Spirit will leave a physical mark upon the exalt—those taught by an Ifrit Lord will find their inner fire breaking through their skin and smoke curling in their breath.</text:p>
        <text:p text:style-name="P16">The Heptagram</text:p>
        <text:p text:style-name="P15">Located in the northern reaches of the Realm, the Heptagram is perhaps the only location in Creation with Sorcerers employed and organized into a functioning teaching structure. <text:s/>Nearly all Dragonblooded Sorcerers hail from this isolated fortress.</text:p>
        <text:p text:style-name="P10">The separation of the Outer Provinces greatly impacted the Heptagram, as nearly all knowledge of the Sapphire and Adamant Circles were seized in protest as they fled the reach of the Realm. </text:p>
        <text:p text:style-name="P16">The Salinian Working</text:p>
        <text:p text:style-name="P15">As the Age of Glory crumbled and the Gods sealed themselves away from mortals, the Sorcerers of old feared their art would be lost forever, and so wove <text:span text:style-name="T14">tutalage</text:span> of Sorcery into the very fabric of Creation.</text:p>
        <text:p text:style-name="P15">Now, very rarely, the knowledge of Sorcery will reveal itself in an unrelenting fashion to individual chosen of forgotten and arcane criteria. The knowledge and mentorship will take many forms, from a book of infinite pages to the whispering of the winds through the trees.</text:p>
        <text:p text:style-name="P23"/>
      </text:section>
      <text:h text:style-name="Heading_20_1" text:outline-level="1">Spells</text:h>
      <text:p text:style-name="P24"/>
      <text:section text:style-name="Sect2" text:name="Section2">
        <text:p text:style-name="Greater_20_Charm">Emerald</text:p>
        <text:h text:style-name="P40" text:outline-level="3">All-Encompassing Sorcerer’s Sight</text:h>
        <text:p text:style-name="P20"><text:span text:style-name="T43">Type: </text:span><text:span text:style-name="T13">Simple; Scene<text:line-break/></text:span><text:span text:style-name="T44">Cost: </text:span><text:span text:style-name="T13">2m</text:span></text:p>
        <text:p text:style-name="P11">Making a quick incantation infused with essence and then gently pressing <text:span text:style-name="T47">a finger to their forehead</text:span>, the Sorcerer is able to open their <text:span text:style-name="T47">inner eye</text:span> to the flows of Essence surrounding them.</text:p>
        <text:p text:style-name="P29"><text:span text:style-name="T25">For the remainder of the scene, the character may make an (Intelligence + Occult) roll to </text:span><text:span text:style-name="T26">observe and understand the traces of supernatural spiritual energies around them, ranging to the tracks of spirits, to the workings of levitating platforms, to even the subtle traces of other Exalt’s powers.</text:span></text:p>
        <text:h text:style-name="Heading_20_3" text:outline-level="3">Coin of Distant Vision</text:h>
        <text:p text:style-name="P19">Type: <text:span text:style-name="T7">Permanent</text:span></text:p>
        <text:p text:style-name="P28">When learning this Spell, the Sorcerer coalesces their flows of essence around a shard of obsidian, entwining their senses with it, regardless of its distance. Only one shard may be used at a time.</text:p>
        <text:p text:style-name="P28">The Sorcerer may choose to peer their the obsidian shard as though it were their own senses. If the shard is in a small container, such as a pocket or pouch, they may sense beyond with a (-2) disadvantage.</text:p>
        <text:h text:style-name="P41" text:outline-level="3">Corrupted Words</text:h>
        <text:p text:style-name="P28"><text:span text:style-name="T6">Type: </text:span><text:span text:style-name="T12">Simple; Year<text:line-break/></text:span><text:span text:style-name="T6">Cost: 3</text:span><text:span text:style-name="T12">m</text:span><text:line-break/>The Sorcerer coalesces a mass of all <text:span text:style-name="T46">t</text:span>aboo words and topics into a small egg-shaped mass in their hands, and whispers into it a new topic that shall be bound with its unspoken peers. This could be something as specific as “Secret Letters you will write to me” or as general as “The Existence of the Sidereal Exalted.”<text:line-break/>On a successful (Intelligence + Sorcery) roll vs. Resolve a target, and while close enough to <text:s/>physically do so, the Sorcerer may force this ball of unspoken words down the throat of the target, binding their words on the now taboo topic.</text:p>
        <text:p text:style-name="P28">The now bound words will become impossible for the target to communicate to another being—be it through words, written letters, or any other such method. Attempting to do so will cause a vision of a mass of writhing, repulsive maggots (or whatever else the target finds repulsive) crawling from their mouth. </text:p>
        <text:p text:style-name="P28">The Sorcerer may affect no more than (Essence) targets with this spell at a time, and may choose to <text:span text:style-name="T22">free</text:span> their charges at will.</text:p>
        <text:h text:style-name="P42" text:outline-level="3">Summon <text:span text:style-name="T42">Demon</text:span></text:h>
        <text:p text:style-name="P18">Type: <text:span text:style-name="T23">Ritual; </text:span><text:span text:style-name="T24">Task</text:span><text:span text:style-name="T7"><text:line-break/></text:span>Cost: <text:span text:style-name="T7">3m</text:span></text:p>
        <text:p text:style-name="P26"><text:span text:style-name="T15">Spending at least 15 minutes, </text:span><text:span text:style-name="T17">out of sight of the Sun</text:span><text:span text:style-name="T15">, the</text:span> Sorcerer draws an <text:span text:style-name="T14">elaborate</text:span> summoning <text:span text:style-name="T41">circle d</text:span><text:span text:style-name="T16">etailing out the Ancient Contract that will </text:span><text:span text:style-name="T17">bring forth and</text:span><text:span text:style-name="T16"> bind a</text:span><text:span text:style-name="T17">n appropriate</text:span><text:span text:style-name="T18"> First Circle</text:span><text:span text:style-name="T16"> Demon </text:span><text:span text:style-name="T17">(or group of demons)</text:span><text:span text:style-name="T16"> to perform a task on behalf of the Sorcerer. </text:span><text:span text:style-name="T18">A specific demon may be named in the summoning, if desired.</text:span></text:p>
        <text:p text:style-name="P27"><text:span text:style-name="T16">S</text:span><text:span text:style-name="T14">hould the task be simple, such as delivering a message to a far off place, it is done without question. However, if the task is more complicated or requires the creature to stay in servitude for an extended time, they will bargain for extra payment, which can <text:s/>be as simple as motes expended, a taste of blood, or even certain accommodations while performing the task. </text:span><text:span text:style-name="T19">If a bargain is not struck, they are simply banished back to where they came from.</text:span></text:p>
        <text:p text:style-name="P37">The Demon (or group of demons) counts as an Ally (3) when in the service of the Exalt, and the Exalt cannot have more than one active servant attending them at any one time.</text:p>
        <text:p text:style-name="P27"><text:span text:style-name="T14">This Spell may also be used to summon Elementals, spirits, or even minor Gods </text:span><text:span text:style-name="T18">while in the presence of the Sun, </text:span><text:span text:style-name="T19">though they are free to dismiss the call for their summon </text:span><text:span text:style-name="T20">and so are far more unreliable.</text:span></text:p>
        <text:p text:style-name="P35">This <text:span text:style-name="T45">Spell may be repurchased at the Sapphire and Adamant level to summon Second and Third Circle Demons, which act as Ally (4) and (5), respectively. They always demand a bargain when summoned, and the summoning may only be performed </text:span><text:span text:style-name="T27">as the Sun sets on the horizon.</text:span></text:p>
        <table:table table:name="Table2" table:style-name="Table2">
          <table:table-column table:style-name="Table2.A"/>
          <table:table-row table:style-name="Table2.1">
            <table:table-cell table:style-name="Table2.A1" office:value-type="string">
              <text:p text:style-name="P34">It’s not a Faustian Deal</text:p>
              <text:p text:style-name="P30">The Demons of Creation are bound to mortal servitude due to the surrender oaths after the War in Heaven. A Summon is simply a continuation of their punishment. <text:s/>If they have any ill will, it is with the Gods and their binding oaths, not the mortals who summoned them.</text:p>
              <text:p text:style-name="P30"><text:span text:style-name="T21">T</text:span>he terms of their servitude will bind the service of the Demon to the <text:span text:style-name="T30">spirit</text:span><text:span text:style-name="T31"> of the contract, as well as the letter. </text:span><text:span text:style-name="T34">A bound demon cannot and will not turn on their Summoner.</text:span></text:p>
              <text:p text:style-name="P32"><text:span text:style-name="T34">W</text:span><text:span text:style-name="T31">hen a demon bargains, they are simply trying to get a </text:span><text:span text:style-name="T30">better</text:span><text:span text:style-name="T31"> deal—personal comforts, or trophies of status.</text:span></text:p>
              <text:p text:style-name="P31"><text:span text:style-name="T31">The greatest threat that exists with summoning is the </text:span><text:span text:style-name="T30">alien</text:span><text:span text:style-name="T31"> mindset of demons, their inhuman requests. A pack of Blood Apes tasked with protecting a young heir will do so—and will do so with wild abandon, crushing even the mildest of threats with no regard to collateral damage and then offering the dripping blood of the corpse to their young charge.</text:span></text:p>
              <text:p text:style-name="P33"><text:span text:style-name="T36">There is one </text:span><text:span text:style-name="T37">important</text:span><text:span text:style-name="T36"> caveat:</text:span><text:span text:style-name="T31"> the spell must be performed correctly. An Exalt incorrectly constructing a binding circle is unheard of, but woe be unto those Mortal sorcerers who are prone to sloppy handiwork, </text:span><text:span text:style-name="T35">or those who foolishly attempt to summon a Demon of </text:span><text:span text:style-name="T28">greater</text:span><text:span text:style-name="T35"> magnitude without training.</text:span></text:p>
            </table:table-cell>
          </table:table-row>
        </table:table>
        <text:h text:style-name="P43" text:outline-level="3"><text:soft-page-break/>Theft of Memory</text:h>
        <text:p text:style-name="P17">Cost: 5sm; Mins: Sorcery 2<text:line-break/>Duration: Indefinite</text:p>
        <text:p text:style-name="P17"><text:span text:style-name="T1">Focusing on a specific, known memory, the Sorcerer makes a (</text:span><text:span text:style-name="T2">Wits</text:span><text:span text:style-name="T1"> + Sorcery) roll vs the Target’s Guile.</text:span></text:p>
        <text:p text:style-name="P17">If successful, they place a pure-cut emerald (Resources 2) on the forehead of their target, and siphon the memory away into the gem. The target may no longer relive the memory. Anyone with the gem may spend 1m, clasp it to their forehead and relive it.</text:p>
        <text:p text:style-name="P17">The Sorcerer, casting this spell again, may pull the memory out of the emerald, where it will return back to its original owner.</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style:font-family-generic="modern" style:font-pitch="variable"/>
    <style:font-face style:name="Mercury Text G2 Semibold1"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1"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1"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3</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6T07:23:31.764000000</meta:creation-date>
    <dc:date>2021-09-30T23:05:32.881000000</dc:date>
    <meta:editing-duration>PT7H22M43S</meta:editing-duration>
    <meta:editing-cycles>43</meta:editing-cycles>
    <meta:generator>LibreOffice/7.2.1.2$Windows_X86_64 LibreOffice_project/87b77fad49947c1441b67c559c339af8f3517e22</meta:generator>
    <dc:creator>Samuel Smith</dc:creator>
    <meta:document-statistic meta:table-count="2" meta:image-count="0" meta:object-count="0" meta:page-count="3" meta:paragraph-count="61" meta:word-count="1679" meta:character-count="9587" meta:non-whitespace-character-count="7969"/>
  </office:meta>
</office:document-meta>
</file>